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end="Arrowheads_20_1" draw:marker-end-width="0.1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end="Arrowheads_20_1" draw:fill="none" draw:fill-color="#ffffff" fo:min-height="0.2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end="Arrowheads_20_1" draw:fill="none" draw:fill-color="#ffffff" fo:min-height="1.1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marker-end="Arrowheads_20_1" draw:fill="none" draw:fill-color="#ffffff" fo:min-height="0.6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280099" draw:marker-end="Arrowheads_20_1" draw:fill="solid" draw:fill-color="#280099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marker-end="Arrowheads_20_1" draw:fill="none" draw:fill-color="#ffffff" fo:min-height="0.549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00" draw:fill="none" draw:fill-color="#000000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000000" draw:marker-end="Arrowheads_20_1" draw:marker-end-width="0.15cm" draw:fill="none" draw:fill-color="#000000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marker-end="Arrowheads_20_1" draw:fill="none" draw:fill-color="#ffffff" fo:min-height="1.5cm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000000" draw:marker-start="" draw:marker-end="Arrowheads_20_1" draw:marker-end-width="0.15cm" draw:fill="none" draw:fill-color="#000000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.02cm" svg:stroke-color="#000000" draw:marker-start-width="0.215cm" draw:marker-end-width="0.215cm" draw:fill="none" draw:fill-color="#000000" draw:textarea-horizontal-align="justify" draw:textarea-vertical-align="middle" draw:auto-grow-height="fals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cm" svg:height="2cm" svg:x="1.1cm" svg:y="0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6.475cm" svg:y="1.0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1cm" svg:height="2cm" svg:x="3.05cm" svg:y="4.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69cm" svg:height="0.6cm" draw:transform="rotate (1.5707963267949) translate (7cm 5.1cm)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65cm" svg:height="0.6cm" draw:transform="rotate (1.5707963267949) translate (7cm 4.631cm)">
          <text:p/>
          <draw:enhanced-geometry svg:viewBox="0 0 21600 21600" draw:mirror-horizontal="true" draw:type="rectangle" draw:enhanced-path="M 0 0 L 21600 0 21600 21600 0 21600 0 0 Z N"/>
        </draw:custom-shape>
        <draw:line draw:style-name="gr2" draw:text-style-name="P1" draw:layer="layout" svg:x1="7.6cm" svg:y1="4.181cm" svg:x2="7.6cm" svg:y2="3.924cm">
          <text:p/>
        </draw:line>
        <draw:line draw:style-name="gr2" draw:text-style-name="P1" draw:layer="layout" svg:x1="7cm" svg:y1="4.18cm" svg:x2="7cm" svg:y2="3.9cm">
          <text:p/>
        </draw:line>
        <draw:custom-shape draw:style-name="gr1" draw:text-style-name="P1" draw:layer="layout" svg:width="1.9cm" svg:height="1.2cm" svg:x="3.9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4cm" svg:height="1.8cm" svg:x="6.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3.2cm" svg:y1="1.6cm" svg:x2="3.9cm" svg:y2="1.6cm">
          <text:p/>
        </draw:line>
        <draw:line draw:style-name="gr3" draw:text-style-name="P1" draw:layer="layout" svg:x1="5.8cm" svg:y1="1.6cm" svg:x2="6.5cm" svg:y2="1.6cm">
          <text:p/>
        </draw:line>
        <draw:line draw:style-name="gr3" draw:text-style-name="P1" draw:layer="layout" svg:x1="7.3cm" svg:y1="3.1cm" svg:x2="7.3cm" svg:y2="3.6cm">
          <text:p/>
        </draw:line>
        <draw:connector draw:style-name="gr3" draw:text-style-name="P1" draw:layer="layout" svg:x1="7.3cm" svg:y1="5.4cm" svg:x2="5.15cm" svg:y2="5.95cm" draw:start-shape="id1" draw:start-glue-point="8" draw:end-shape="id2" draw:end-glue-point="1" svg:d="m7300 5400v550h-2150" svg:viewBox="0 0 2151 551">
          <text:p/>
        </draw:connector>
        <draw:frame draw:style-name="gr4" draw:text-style-name="P2" draw:layer="layout" svg:width="2cm" svg:height="0.775cm" svg:x="1.2cm" svg:y="0.525cm">
          <draw:text-box>
            <text:p><text:span text:style-name="T1">module</text:span></text:p>
          </draw:text-box>
        </draw:frame>
        <draw:frame draw:style-name="gr4" draw:text-style-name="P2" draw:layer="layout" svg:width="2cm" svg:height="0.775cm" svg:x="6.5cm" svg:y="1.1cm">
          <draw:text-box>
            <text:p><text:span text:style-name="T1">module</text:span></text:p>
          </draw:text-box>
        </draw:frame>
        <draw:frame draw:style-name="gr4" draw:text-style-name="P2" draw:layer="layout" svg:width="2cm" svg:height="0.775cm" svg:x="3.1cm" svg:y="4.925cm">
          <draw:text-box>
            <text:p><text:span text:style-name="T1">module</text:span></text:p>
          </draw:text-box>
        </draw:frame>
        <draw:frame draw:style-name="gr5" draw:layer="layout" svg:width="1.2cm" svg:height="1.4cm" svg:x="1.6cm" svg:y="1.2cm">
          <draw:text-box>
            <text:p>A</text:p>
          </draw:text-box>
        </draw:frame>
        <draw:frame draw:style-name="gr5" draw:layer="layout" svg:width="1.2cm" svg:height="1.4cm" svg:x="6.9cm" svg:y="1.7cm">
          <draw:text-box>
            <text:p>B</text:p>
          </draw:text-box>
        </draw:frame>
        <draw:frame draw:style-name="gr5" draw:layer="layout" svg:width="1.2cm" svg:height="1.4cm" svg:x="3.6cm" svg:y="5.5cm">
          <draw:text-box>
            <text:p>C</text:p>
          </draw:text-box>
        </draw:frame>
        <draw:frame draw:style-name="gr6" draw:text-style-name="P2" draw:layer="layout" svg:width="1.8cm" svg:height="0.9cm" svg:x="4.2cm" svg:y="0.3cm">
          <draw:text-box>
            <text:p><text:span text:style-name="T1">net</text:span></text:p>
          </draw:text-box>
        </draw:frame>
        <draw:frame draw:style-name="gr6" draw:text-style-name="P2" draw:layer="layout" svg:width="1.8cm" svg:height="0.9cm" svg:x="7.9cm" svg:y="4.1cm">
          <draw:text-box>
            <text:p><text:span text:style-name="T1">net</text:span></text:p>
          </draw:text-box>
        </draw:frame>
        <draw:custom-shape draw:style-name="gr7" draw:text-style-name="P1" draw:layer="layout" svg:width="0.2cm" svg:height="0.2cm" svg:x="3.2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3.575cm" svg:y="8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svg:x="3.35cm" svg:y="8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" draw:layer="layout" svg:width="2.3cm" svg:height="0.849cm" svg:x="2.6cm" svg:y="7.6cm">
          <draw:text-box>
            <text:p><text:span text:style-name="T1">tokens</text:span></text:p>
          </draw:text-box>
        </draw:frame>
        <draw:line draw:style-name="gr9" draw:text-style-name="P1" draw:layer="layout" svg:x1="5.5cm" svg:y1="8.6cm" svg:x2="6cm" svg:y2="8.6cm">
          <text:p/>
        </draw:line>
        <draw:line draw:style-name="gr9" draw:text-style-name="P1" draw:layer="layout" svg:x1="6cm" svg:y1="8.6cm" svg:x2="6cm" svg:y2="9.7cm">
          <text:p/>
        </draw:line>
        <draw:line draw:style-name="gr9" draw:text-style-name="P1" draw:layer="layout" svg:x1="6cm" svg:y1="9.7cm" svg:x2="5.5cm" svg:y2="9.7cm">
          <text:p/>
        </draw:line>
        <draw:line draw:style-name="gr10" draw:text-style-name="P1" draw:layer="layout" svg:x1="6cm" svg:y1="9.187cm" svg:x2="6.7cm" svg:y2="9.187cm">
          <text:p/>
        </draw:line>
        <draw:frame draw:style-name="gr11" draw:text-style-name="P2" draw:layer="layout" svg:width="2.3cm" svg:height="1.8cm" svg:x="5.1cm" svg:y="7.551cm">
          <draw:text-box>
            <text:p><text:span text:style-name="T1">outport</text:span></text:p>
          </draw:text-box>
        </draw:frame>
        <draw:line draw:style-name="gr9" draw:text-style-name="P1" draw:layer="layout" svg:x1="8.5cm" svg:y1="8.601cm" svg:x2="9cm" svg:y2="8.601cm">
          <text:p/>
        </draw:line>
        <draw:line draw:style-name="gr9" draw:text-style-name="P1" draw:layer="layout" svg:x1="9cm" svg:y1="8.601cm" svg:x2="9cm" svg:y2="9.701cm">
          <text:p/>
        </draw:line>
        <draw:line draw:style-name="gr9" draw:text-style-name="P1" draw:layer="layout" svg:x1="9cm" svg:y1="9.701cm" svg:x2="8.5cm" svg:y2="9.701cm">
          <text:p/>
        </draw:line>
        <draw:frame draw:style-name="gr11" draw:text-style-name="P2" draw:layer="layout" svg:width="2.3cm" svg:height="1.8cm" svg:x="8.1cm" svg:y="7.552cm">
          <draw:text-box>
            <text:p><text:span text:style-name="T1">inport</text:span></text:p>
          </draw:text-box>
        </draw:frame>
        <draw:line draw:style-name="gr12" draw:text-style-name="P1" draw:layer="layout" svg:x1="9.6cm" svg:y1="9.212cm" svg:x2="8.975cm" svg:y2="9.212cm">
          <text:p/>
        </draw:line>
        <draw:frame draw:style-name="gr8" draw:text-style-name="P2" draw:layer="layout" svg:width="2.3cm" svg:height="0.849cm" svg:x="0.5cm" svg:y="7.601cm">
          <draw:text-box>
            <text:p><text:span text:style-name="T1">net</text:span></text:p>
          </draw:text-box>
        </draw:frame>
        <draw:custom-shape draw:style-name="gr1" draw:text-style-name="P1" draw:layer="layout" svg:width="1.9cm" svg:height="1.2cm" svg:x="0.375cm" svg:y="8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65cm" svg:height="0.425cm" svg:x="1.399cm" svg:y="8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0.263cm" svg:height="0.425cm" svg:x="1.136cm" svg:y="8.775cm">
          <text:p/>
          <draw:enhanced-geometry svg:viewBox="0 0 21600 21600" draw:mirror-horizontal="true" draw:type="rectangle" draw:enhanced-path="M 0 0 L 21600 0 21600 21600 0 21600 0 0 Z N"/>
        </draw:custom-shape>
        <draw:line draw:style-name="gr2" draw:text-style-name="P1" draw:layer="layout" svg:x1="1.146cm" svg:y1="8.775cm" svg:x2="0.896cm" svg:y2="8.775cm">
          <text:p/>
        </draw:line>
        <draw:line draw:style-name="gr2" draw:text-style-name="P1" draw:layer="layout" svg:x1="1.145cm" svg:y1="9.2cm" svg:x2="0.873cm" svg:y2="9.2cm">
          <text:p/>
        </draw:line>
        <draw:custom-shape draw:style-name="gr13" draw:text-style-name="P1" draw:layer="layout" svg:width="9.8cm" svg:height="2.4cm" svg:x="0.2cm" svg:y="7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cm" svg:height="0.2cm" draw:transform="rotate (-1.5707963267949) translate (7.425cm 4.7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469cm" svg:height="0.6cm" svg:x="5.105cm" svg:y="1.27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draw:layer="layout" svg:width="0.465cm" svg:height="0.6cm" svg:x="4.64cm" svg:y="1.275cm">
          <text:p/>
          <draw:enhanced-geometry svg:viewBox="0 0 21600 21600" draw:mirror-horizontal="true" draw:type="rectangle" draw:enhanced-path="M 0 0 L 21600 0 21600 21600 0 21600 0 0 Z N"/>
        </draw:custom-shape>
        <draw:line draw:style-name="gr2" draw:text-style-name="P1" draw:layer="layout" svg:x1="4.656cm" svg:y1="1.275cm" svg:x2="4.33cm" svg:y2="1.275cm">
          <text:p/>
        </draw:line>
        <draw:line draw:style-name="gr2" draw:text-style-name="P1" draw:layer="layout" svg:x1="4.655cm" svg:y1="1.875cm" svg:x2="4.3cm" svg:y2="1.875cm">
          <text:p/>
        </draw:line>
        <draw:custom-shape draw:style-name="gr7" draw:text-style-name="P1" draw:layer="layout" svg:width="0.2cm" svg:height="0.2cm" svg:x="5.25cm" svg:y="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2cm" svg:height="0.2cm" draw:transform="rotate (-1.5707963267949) translate (7.398cm 4.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mr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3cm" fo:page-height="10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eha Karanjkar</meta:initial-creator>
    <meta:creation-date>2016-05-09T16:42:01</meta:creation-date>
    <dc:date>2016-08-04T15:48:13</dc:date>
    <dc:creator>Neha Karanjkar</dc:creator>
    <meta:editing-duration>P0D</meta:editing-duration>
    <meta:editing-cycles>5</meta:editing-cycles>
    <meta:generator>LibreOffice/3.5$Linux_X86_64 LibreOffice_project/350m1$Build-2</meta:generator>
    <meta:document-statistic meta:object-count="49"/>
  </office:meta>
</office:document-meta>
</file>